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1.53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2.0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7cm" fo:min-width="1.4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7cm" fo:min-width="1.887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5cm" fo:min-width="4.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7cm" fo:min-width="1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1.8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4cm" fo:min-width="4.4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4.01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36cm"/>
    </style:style>
    <style:style style:name="gr18" style:family="graphic" style:parent-style-name="standard">
      <style:graphic-properties draw:stroke="none" svg:stroke-color="#000000" draw:fill="none" draw:fill-color="#ffffff" fo:min-height="1.07cm"/>
    </style:style>
    <style:style style:name="gr19" style:family="graphic" style:parent-style-name="standard">
      <style:graphic-properties draw:stroke="none" svg:stroke-color="#000000" draw:fill="none" draw:fill-color="#ffffff" fo:min-height="0.9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7cm" fo:min-width="2.132cm"/>
    </style:style>
    <style:style style:name="gr21" style:family="graphic" style:parent-style-name="standard">
      <style:graphic-properties draw:stroke="none" svg:stroke-color="#000000" draw:fill="none" draw:fill-color="#ffffff" fo:min-height="1.9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4cm" fo:min-width="3.603cm"/>
    </style:style>
    <style:style style:name="gr23" style:family="graphic" style:parent-style-name="standard">
      <style:graphic-properties draw:stroke="none" svg:stroke-color="#000000" draw:fill="none" draw:fill-color="#ffffff" fo:min-height="1.235cm"/>
    </style:style>
    <style:style style:name="gr24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6.984cm" svg:height="5.798cm" svg:x="5.764cm" svg:y="10.552cm">
            <text:p text:style-name="P1">Timer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763cm" svg:y1="15.384cm" svg:x2="5.996cm" svg:y2="15.577cm">
            <text:p/>
          </draw:line>
          <draw:line draw:style-name="gr2" draw:text-style-name="P1" draw:layer="layout" svg:x1="5.763cm" svg:y1="15.771cm" svg:x2="5.996cm" svg:y2="15.578cm">
            <text:p/>
          </draw:line>
          <draw:line draw:style-name="gr2" draw:text-style-name="P1" draw:layer="layout" svg:x1="4.365cm" svg:y1="15.578cm" svg:x2="5.763cm" svg:y2="15.578cm">
            <text:p/>
          </draw:line>
          <draw:line draw:style-name="gr3" draw:text-style-name="P1" draw:layer="layout" svg:x1="5.529cm" svg:y1="15.965cm" svg:x2="5.529cm" svg:y2="14.998cm">
            <text:p/>
          </draw:line>
          <draw:frame draw:style-name="gr4" draw:text-style-name="P2" draw:layer="layout" svg:width="2.039cm" svg:height="1.159cm" svg:x="3.306cm" svg:y="14.419cm">
            <draw:text-box>
              <text:p><text:span text:style-name="T1">Clk</text:span></text:p>
            </draw:text-box>
          </draw:frame>
          <draw:custom-shape draw:style-name="gr5" draw:text-style-name="P1" draw:layer="layout" svg:width="0.466cm" svg:height="0.387cm" svg:x="6.229cm" svg:y="1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2cm" svg:y1="16.737cm" svg:x2="6.462cm" svg:y2="17.124cm">
            <text:p/>
          </draw:line>
          <draw:frame draw:style-name="gr6" draw:text-style-name="P2" draw:layer="layout" svg:width="2.519cm" svg:height="1.16cm" svg:x="6.27cm" svg:y="16.35cm">
            <draw:text-box>
              <text:p><text:span text:style-name="T1">nRst</text:span></text:p>
            </draw:text-box>
          </draw:frame>
        </draw:g>
        <draw:g>
          <draw:custom-shape draw:style-name="gr1" draw:text-style-name="P1" draw:layer="layout" svg:width="6.618cm" svg:height="5.679cm" svg:x="22.198cm" svg:y="6.718cm">
            <text:p text:style-name="P1">RX_FIFO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199cm" svg:y1="11.451cm" svg:x2="22.419cm" svg:y2="11.64cm">
            <text:p/>
          </draw:line>
          <draw:line draw:style-name="gr2" draw:text-style-name="P1" draw:layer="layout" svg:x1="22.199cm" svg:y1="11.829cm" svg:x2="22.419cm" svg:y2="11.64cm">
            <text:p/>
          </draw:line>
          <draw:line draw:style-name="gr2" draw:text-style-name="P1" draw:layer="layout" svg:x1="20.875cm" svg:y1="11.64cm" svg:x2="22.199cm" svg:y2="11.64cm">
            <text:p/>
          </draw:line>
          <draw:line draw:style-name="gr3" draw:text-style-name="P1" draw:layer="layout" svg:x1="21.979cm" svg:y1="12.019cm" svg:x2="21.979cm" svg:y2="11.072cm">
            <text:p/>
          </draw:line>
          <draw:frame draw:style-name="gr7" draw:text-style-name="P2" draw:layer="layout" svg:width="1.931cm" svg:height="1.137cm" svg:x="19.872cm" svg:y="10.505cm">
            <draw:text-box>
              <text:p><text:span text:style-name="T1">Clk</text:span></text:p>
            </draw:text-box>
          </draw:frame>
          <draw:custom-shape draw:style-name="gr5" draw:text-style-name="P1" draw:layer="layout" svg:width="0.441cm" svg:height="0.38cm" svg:x="22.641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2.861cm" svg:y1="12.776cm" svg:x2="22.861cm" svg:y2="13.155cm">
            <text:p/>
          </draw:line>
          <draw:frame draw:style-name="gr8" draw:text-style-name="P2" draw:layer="layout" svg:width="2.387cm" svg:height="1.137cm" svg:x="22.679cm" svg:y="12.397cm">
            <draw:text-box>
              <text:p><text:span text:style-name="T1">nRst</text:span></text:p>
            </draw:text-box>
          </draw:frame>
        </draw:g>
        <draw:g>
          <draw:line draw:style-name="gr9" draw:text-style-name="P1" draw:layer="layout" svg:x1="28.817cm" svg:y1="7.582cm" svg:x2="33.455cm" svg:y2="7.575cm">
            <text:p/>
          </draw:line>
          <draw:line draw:style-name="gr2" draw:text-style-name="P1" draw:layer="layout" svg:x1="30.211cm" svg:y1="8.509cm" svg:x2="29.28cm" svg:y2="6.654cm">
            <text:p/>
          </draw:line>
          <draw:frame draw:style-name="gr10" draw:text-style-name="P3" draw:layer="layout" svg:width="4.97cm" svg:height="2.355cm" draw:transform="rotate (1.57236712312169) translate (29.757cm 7.244cm)">
            <draw:text-box>
              <text:p text:style-name="P3"><text:span text:style-name="T2">15:0</text:span></text:p>
            </draw:text-box>
          </draw:frame>
          <draw:line draw:style-name="gr2" draw:text-style-name="P1" draw:layer="layout" svg:x1="30.211cm" svg:y1="8.509cm" svg:x2="29.28cm" svg:y2="6.654cm">
            <text:p/>
          </draw:line>
        </draw:g>
        <draw:g xml:id="id2" draw:id="id2">
          <draw:custom-shape draw:style-name="gr1" draw:text-style-name="P1" draw:layer="layout" svg:width="6.619cm" svg:height="5.679cm" svg:x="21.204cm" svg:y="18.313cm">
            <text:p text:style-name="P1">Shift Register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5cm" svg:y1="23.047cm" svg:x2="21.425cm" svg:y2="23.236cm">
            <text:p/>
          </draw:line>
          <draw:line draw:style-name="gr2" draw:text-style-name="P1" draw:layer="layout" svg:x1="21.205cm" svg:y1="23.425cm" svg:x2="21.425cm" svg:y2="23.236cm">
            <text:p/>
          </draw:line>
          <draw:line draw:style-name="gr2" draw:text-style-name="P1" draw:layer="layout" svg:x1="19.881cm" svg:y1="23.236cm" svg:x2="21.205cm" svg:y2="23.236cm">
            <text:p/>
          </draw:line>
          <draw:line draw:style-name="gr3" draw:text-style-name="P1" draw:layer="layout" svg:x1="20.985cm" svg:y1="23.615cm" svg:x2="20.985cm" svg:y2="22.668cm">
            <text:p/>
          </draw:line>
          <draw:frame draw:style-name="gr11" draw:text-style-name="P2" draw:layer="layout" svg:width="1.932cm" svg:height="1.137cm" svg:x="18.877cm" svg:y="22.101cm">
            <draw:text-box>
              <text:p><text:span text:style-name="T1">Clk</text:span></text:p>
            </draw:text-box>
          </draw:frame>
          <draw:custom-shape draw:style-name="gr5" draw:text-style-name="P1" draw:layer="layout" svg:width="0.441cm" svg:height="0.38cm" svg:x="21.646cm" svg:y="23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867cm" svg:y1="24.372cm" svg:x2="21.867cm" svg:y2="24.751cm">
            <text:p/>
          </draw:line>
          <draw:frame draw:style-name="gr12" draw:text-style-name="P2" draw:layer="layout" svg:width="2.387cm" svg:height="1.138cm" svg:x="21.686cm" svg:y="23.992cm">
            <draw:text-box>
              <text:p><text:span text:style-name="T1">nRst</text:span></text:p>
            </draw:text-box>
          </draw:frame>
        </draw:g>
        <draw:g>
          <draw:line draw:style-name="gr9" draw:text-style-name="P1" draw:layer="layout" svg:x1="17.552cm" svg:y1="7.582cm" svg:x2="22.19cm" svg:y2="7.575cm">
            <text:p/>
          </draw:line>
          <draw:line draw:style-name="gr2" draw:text-style-name="P1" draw:layer="layout" svg:x1="18.947cm" svg:y1="8.509cm" svg:x2="18.016cm" svg:y2="6.654cm">
            <text:p/>
          </draw:line>
          <draw:frame draw:style-name="gr13" draw:text-style-name="P3" draw:layer="layout" svg:width="4.97cm" svg:height="2.354cm" draw:transform="rotate (1.57236712312169) translate (18.493cm 7.244cm)">
            <draw:text-box>
              <text:p text:style-name="P3"><text:span text:style-name="T2">15:0</text:span></text:p>
            </draw:text-box>
          </draw:frame>
          <draw:line draw:style-name="gr2" draw:text-style-name="P1" draw:layer="layout" svg:x1="18.947cm" svg:y1="8.509cm" svg:x2="18.016cm" svg:y2="6.654cm">
            <text:p/>
          </draw:line>
        </draw:g>
        <draw:connector draw:style-name="gr14" draw:text-style-name="P1" draw:layer="layout" draw:type="curve" svg:x1="12.748cm" svg:y1="14.031cm" svg:x2="23.35cm" svg:y2="18.313cm" draw:start-shape="id1" draw:start-glue-point="1" draw:end-shape="id2" draw:end-glue-point="0" svg:d="M12748 14031c7068 0 10602 1427 10602 4282" svg:viewBox="0 0 10603 4283">
          <text:p/>
        </draw:connector>
        <draw:frame draw:style-name="gr15" draw:layer="layout" svg:width="5.017cm" svg:height="1.255cm" svg:x="17.055cm" svg:y="16.421cm">
          <draw:text-box>
            <text:p>Shift enable</text:p>
          </draw:text-box>
        </draw:frame>
        <draw:line draw:style-name="gr16" draw:text-style-name="P1" draw:layer="layout" svg:x1="23.35cm" svg:y1="17.841cm" svg:x2="23.35cm" svg:y2="18.504cm">
          <text:p/>
        </draw:line>
        <draw:g>
          <draw:line draw:style-name="gr9" draw:text-style-name="P1" draw:layer="layout" svg:x1="27.823cm" svg:y1="19.078cm" svg:x2="31.633cm" svg:y2="19.078cm">
            <text:p/>
          </draw:line>
          <draw:frame draw:style-name="gr17" draw:text-style-name="P2" draw:layer="layout" svg:width="3.333cm" svg:height="1.486cm" svg:x="27.823cm" svg:y="18.012cm">
            <draw:text-box>
              <text:p><text:span text:style-name="T1">SDCS</text:span></text:p>
            </draw:text-box>
          </draw:frame>
        </draw:g>
        <draw:g>
          <draw:line draw:style-name="gr9" draw:text-style-name="P1" draw:layer="layout" svg:x1="12.748cm" svg:y1="15.475cm" svg:x2="16.558cm" svg:y2="15.475cm">
            <text:p/>
          </draw:line>
          <draw:frame draw:style-name="gr18" draw:text-style-name="P2" draw:layer="layout" svg:width="3.334cm" svg:height="1.32cm" svg:x="12.748cm" svg:y="14.528cm">
            <draw:text-box>
              <text:p><text:span text:style-name="T1">SDCLK</text:span></text:p>
            </draw:text-box>
          </draw:frame>
        </draw:g>
        <draw:g>
          <draw:line draw:style-name="gr9" draw:text-style-name="P1" draw:layer="layout" svg:x1="27.823cm" svg:y1="21.278cm" svg:x2="31.633cm" svg:y2="21.278cm">
            <text:p/>
          </draw:line>
          <draw:frame draw:style-name="gr18" draw:text-style-name="P2" draw:layer="layout" svg:width="3.333cm" svg:height="1.32cm" svg:x="27.823cm" svg:y="20.331cm">
            <draw:text-box>
              <text:p><text:span text:style-name="T1">SDDO</text:span></text:p>
            </draw:text-box>
          </draw:frame>
        </draw:g>
        <draw:line draw:style-name="gr16" draw:text-style-name="P1" draw:layer="layout" svg:x1="31.763cm" svg:y1="22.645cm" svg:x2="27.787cm" svg:y2="22.645cm">
          <text:p/>
        </draw:line>
        <draw:frame draw:style-name="gr19" draw:text-style-name="P2" draw:layer="layout" svg:width="3.314cm" svg:height="1.154cm" svg:x="28.118cm" svg:y="21.692cm">
          <draw:text-box>
            <text:p text:style-name="P2"><text:span text:style-name="T1">SDDI</text:span></text:p>
          </draw:text-box>
        </draw:frame>
        <draw:g>
          <draw:line draw:style-name="gr9" draw:text-style-name="P1" draw:layer="layout" svg:x1="24.902cm" svg:y1="18.338cm" svg:x2="24.911cm" svg:y2="12.375cm">
            <text:p/>
          </draw:line>
          <draw:line draw:style-name="gr2" draw:text-style-name="P1" draw:layer="layout" svg:x1="25.322cm" svg:y1="16.55cm" svg:x2="24.486cm" svg:y2="17.741cm">
            <text:p/>
          </draw:line>
          <draw:frame draw:style-name="gr20" draw:text-style-name="P2" draw:layer="layout" svg:width="2.632cm" svg:height="2.797cm" draw:transform="rotate (3.140021857263) translate (24.823cm 17.51cm)">
            <draw:text-box>
              <text:p text:style-name="P2"><text:span text:style-name="T1">15:0</text:span></text:p>
            </draw:text-box>
          </draw:frame>
        </draw:g>
        <draw:frame draw:style-name="gr21" draw:layer="layout" svg:width="4.829cm" svg:height="2.183cm" svg:x="16.105cm" svg:y="4.105cm">
          <draw:text-box>
            <text:p>Receive Data</text:p>
          </draw:text-box>
        </draw:frame>
        <draw:frame draw:style-name="gr22" draw:layer="layout" svg:width="4.559cm" svg:height="1.254cm" svg:x="31.302cm" svg:y="5.157cm">
          <draw:text-box>
            <text:p>Send Data</text:p>
          </draw:text-box>
        </draw:frame>
        <draw:g>
          <draw:line draw:style-name="gr9" draw:text-style-name="P1" draw:layer="layout" svg:x1="28.817cm" svg:y1="9.691cm" svg:x2="32.627cm" svg:y2="9.691cm">
            <text:p/>
          </draw:line>
          <draw:frame draw:style-name="gr17" draw:text-style-name="P2" draw:layer="layout" svg:width="3.335cm" svg:height="1.486cm" svg:x="28.816cm" svg:y="8.624cm">
            <draw:text-box>
              <text:p><text:span text:style-name="T1">FULL</text:span></text:p>
            </draw:text-box>
          </draw:frame>
        </draw:g>
        <draw:g>
          <draw:line draw:style-name="gr9" draw:text-style-name="P1" draw:layer="layout" svg:x1="18.416cm" svg:y1="10.57cm" svg:x2="22.226cm" svg:y2="10.57cm">
            <text:p/>
          </draw:line>
          <draw:frame draw:style-name="gr17" draw:text-style-name="P2" draw:layer="layout" svg:width="3.333cm" svg:height="1.486cm" svg:x="18.416cm" svg:y="9.504cm">
            <draw:text-box>
              <text:p><text:span text:style-name="T1">W_enable</text:span></text:p>
            </draw:text-box>
          </draw:frame>
        </draw:g>
        <draw:g>
          <draw:line draw:style-name="gr9" draw:text-style-name="P1" draw:layer="layout" svg:x1="28.817cm" svg:y1="10.852cm" svg:x2="32.627cm" svg:y2="10.852cm">
            <text:p/>
          </draw:line>
          <draw:frame draw:style-name="gr17" draw:text-style-name="P2" draw:layer="layout" svg:width="3.335cm" svg:height="1.486cm" svg:x="28.816cm" svg:y="9.785cm">
            <draw:text-box>
              <text:p><text:span text:style-name="T1">EMPTY</text:span></text:p>
            </draw:text-box>
          </draw:frame>
        </draw:g>
        <draw:g>
          <draw:line draw:style-name="gr9" draw:text-style-name="P1" draw:layer="layout" svg:x1="18.416cm" svg:y1="9.472cm" svg:x2="22.226cm" svg:y2="9.472cm">
            <text:p/>
          </draw:line>
          <draw:frame draw:style-name="gr23" draw:text-style-name="P2" draw:layer="layout" svg:width="3.333cm" svg:height="1.485cm" svg:x="18.416cm" svg:y="8.407cm">
            <draw:text-box>
              <text:p><text:span text:style-name="T1">R_enable</text:span></text:p>
            </draw:text-box>
          </draw:frame>
        </draw:g>
        <draw:g>
          <draw:line draw:style-name="gr9" draw:text-style-name="P1" draw:layer="layout" svg:x1="12.748cm" svg:y1="12.825cm" svg:x2="16.558cm" svg:y2="12.825cm">
            <text:p/>
          </draw:line>
          <draw:frame draw:style-name="gr18" draw:text-style-name="P2" draw:layer="layout" svg:width="3.334cm" svg:height="1.32cm" svg:x="12.748cm" svg:y="11.878cm">
            <draw:text-box>
              <text:p><text:span text:style-name="T1">DONE</text:span></text:p>
            </draw:text-box>
          </draw:frame>
        </draw:g>
        <draw:g>
          <draw:line draw:style-name="gr9" draw:text-style-name="P1" draw:layer="layout" svg:x1="26.914cm" svg:y1="12.375cm" svg:x2="26.914cm" svg:y2="18.339cm">
            <text:p/>
          </draw:line>
          <draw:line draw:style-name="gr2" draw:text-style-name="P1" draw:layer="layout" svg:x1="26.497cm" svg:y1="14.164cm" svg:x2="27.331cm" svg:y2="12.971cm">
            <text:p/>
          </draw:line>
          <draw:frame draw:style-name="gr20" draw:text-style-name="P2" draw:layer="layout" svg:width="2.632cm" svg:height="2.797cm" svg:x="26.994cm" svg:y="13.203cm">
            <draw:text-box>
              <text:p text:style-name="P2"><text:span text:style-name="T1">15:0</text:span></text:p>
            </draw:text-box>
          </draw:frame>
        </draw:g>
        <draw:g>
          <draw:line draw:style-name="gr9" draw:text-style-name="P1" draw:layer="layout" svg:x1="2.016cm" svg:y1="12.333cm" svg:x2="5.826cm" svg:y2="12.333cm">
            <text:p/>
          </draw:line>
          <draw:frame draw:style-name="gr18" draw:text-style-name="P2" draw:layer="layout" svg:width="3.334cm" svg:height="1.32cm" svg:x="2.016cm" svg:y="11.385cm">
            <draw:text-box>
              <text:p><text:span text:style-name="T1">Enable</text:span></text:p>
            </draw:text-box>
          </draw:frame>
        </draw:g>
        <draw:custom-shape draw:style-name="gr24" draw:text-style-name="P1" draw:layer="layout" svg:width="36.1cm" svg:height="25.94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0-25T19:55:13.290258332</meta:creation-date>
    <dc:date>2015-10-25T20:52:16.467059212</dc:date>
    <dc:creator>Mentor Graphics</dc:creator>
    <meta:editing-duration>PT30M9S</meta:editing-duration>
    <meta:editing-cycles>5</meta:editing-cycles>
    <meta:generator>LibreOffice/4.2.8.2$Linux_X86_64 LibreOffice_project/420$Build-2</meta:generator>
    <meta:document-statistic meta:object-count="83"/>
  </office:meta>
</office:document-meta>
</file>